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522e7"/>
    </style:style>
    <style:style style:name="P2" style:family="paragraph" style:parent-style-name="Text_20_body">
      <style:text-properties style:font-name="Times New Roman" style:font-name-complex="Times New Roman"/>
    </style:style>
    <style:style style:name="P3" style:family="paragraph" style:parent-style-name="Text_20_body" style:list-style-name="L2">
      <style:text-properties style:font-name="Times New Roman" style:font-name-complex="Times New Roman"/>
    </style:style>
    <style:style style:name="P4" style:family="paragraph" style:parent-style-name="Text_20_body">
      <style:paragraph-properties fo:text-align="center" style:justify-single-word="false"/>
      <style:text-properties style:font-name="Times New Roman" style:font-name-complex="Times New Roman"/>
    </style:style>
    <style:style style:name="P5" style:family="paragraph" style:parent-style-name="Text_20_body" style:list-style-name="L5">
      <style:text-properties style:font-name="Times New Roman" style:font-name-complex="Times New Roman"/>
    </style:style>
    <style:style style:name="P6" style:family="paragraph" style:parent-style-name="Text_20_body" style:list-style-name="L6">
      <style:text-properties style:font-name="Times New Roman" style:font-name-complex="Times New Roman"/>
    </style:style>
    <style:style style:name="P7" style:family="paragraph" style:parent-style-name="Text_20_body" style:list-style-name="L6">
      <style:text-properties style:font-name="Times New Roman" fo:font-style="italic" style:font-style-asian="italic" style:font-name-complex="Times New Roman" style:font-style-complex="italic"/>
    </style:style>
    <style:style style:name="P8" style:family="paragraph" style:parent-style-name="Text_20_body" style:list-style-name="L5">
      <style:text-properties style:font-name="Times New Roman" fo:font-style="italic" style:font-style-asian="italic" style:font-name-complex="Times New Roman" style:font-style-complex="italic"/>
    </style:style>
    <style:style style:name="P9" style:family="paragraph" style:parent-style-name="Text_20_body">
      <style:text-properties style:font-name="Times New Roman" fo:font-weight="bold" style:font-weight-asian="bold" style:font-name-complex="Times New Roman" style:font-weight-complex="bold"/>
    </style:style>
    <style:style style:name="P10" style:family="paragraph" style:list-style-name="L3">
      <style:text-properties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P11" style:family="paragraph" style:parent-style-name="Title">
      <style:text-properties style:font-name="Times New Roman" style:font-name-complex="Times New Roman"/>
    </style:style>
    <style:style style:name="T1" style:family="text">
      <style:text-properties officeooo:rsid="001522e7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522e7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poran</text:p>
      <text:p text:style-name="P2">Nama : Ari Ali Nugroho</text:p>
      <text:p text:style-name="P2">Kelas : 11 IPA 3</text:p>
      <text:p text:style-name="P2"/>
      <text:p text:style-name="P2">Waktu : <text:span text:style-name="T1">19</text:span> Mei 2020 (video durasi: 30 Menit)</text:p>
      <text:p text:style-name="P2">Sumber : Internet (youtube.com)</text:p>
      <text:p text:style-name="P2">Penceramah : Ustadz Adi Hidayat</text:p>
      <text:p text:style-name="P9">Materi: Cara <text:span text:style-name="T1">cepat dikabulkan doa</text:span></text:p>
      <text:h text:style-name="P1" text:outline-level="2"><text:span text:style-name="T3">Rangkuman:</text:span></text:h>
      <text:list xml:id="list2576233781" text:style-name="L2">
        <text:list-item>
          <text:p text:style-name="P3">Dalil</text:p>
        </text:list-item>
      </text:list>
      <text:p text:style-name="P4">وَإِذَا سَأَلَكَ عِبَادِي عَنِّي فَإِنِّي قَرِيبٌ ۖ أُجِيبُ دَعْوَةَ الدَّاعِ إِذَا دَعَانِ ۖ فَلْيَسْتَجِيبُوا لِي وَلْيُؤْمِنُوا بِي لَعَلَّهُمْ يَرْشُدُونَ</text:p>
      <text:list xml:id="list1497574856" text:style-name="L3">
        <text:list-item>
          <text:p text:style-name="Text_20_body">(Dan apabila hamba-hamba-Ku bertanya kepadamu tentang Aku, maka (jawablah), bahwasanya Aku adalah dekat. Aku mengabulkan permohonan orang yang berdoa apabila ia memohon kepada-Ku, maka hendaklah mereka itu memenuhi (segala perintah-Ku) dan hendaklah mereka beriman kepada-Ku, agar mereka selalu berada dalam kebenaran.)</text:p>
        </text:list-item>
      </text:list>
      <text:list xml:id="list90435708182327" text:continue-list="list2576233781" text:style-name="L2">
        <text:list-item>
          <text:p text:style-name="P3">Barangsiapa seseorang yang mencari (pertolongan/permintaan) Allah, sesungguhnya Allah itu dekat (Allah bersama dengan hamba yang memohon kepada-Nya).</text:p>
        </text:list-item>
        <text:list-item>
          <text:p text:style-name="P3">Allah mengabulkan segala doa, selama benar cara memohonnya (yakin kepada Allah).</text:p>
        </text:list-item>
        <text:list-item>
          <text:p text:style-name="P3">Doa memohon kebaikan secara umum:</text:p>
        </text:list-item>
      </text:list>
      <text:list xml:id="list221371955" text:style-name="L5">
        <text:list-header>
          <text:p text:style-name="P5">رَبَّنَا آتِنَا فِي الدُّنْيَا حَسَنَةً وَفِي الْآخِرَةِ حَسَنَةً وَقِنَا عَذَابَ النَّار</text:p>
        </text:list-header>
        <text:list-item>
          <text:p text:style-name="P8">(Ya Tuhan kami, berilah kami kebaikan di dunia dan kebaikan di akhirat dan peliharalah kami dari siksa neraka) </text:p>
        </text:list-item>
      </text:list>
      <text:list xml:id="list90436944726194" text:continue-list="list90435708182327" text:style-name="L2">
        <text:list-item>
          <text:p text:style-name="P3">Doa secara khusus:</text:p>
        </text:list-item>
      </text:list>
      <text:list xml:id="list2857275392" text:style-name="L6">
        <text:list-item>
          <text:p text:style-name="P6">Mempertahankan iman:</text:p>
          <text:list>
            <text:list-header>
              <text:p text:style-name="P6">رَبَّنَا لَا تُزِغْ قُلُوبَنَا بَعْدَ إِذْ هَدَيْتَنَا وَهَبْ لَنَا مِنْ لَدُنْكَ رَحْمَةً ۚ إِنَّكَ أَنْتَ الْوَهَّابُ</text:p>
            </text:list-header>
            <text:list-item>
              <text:p text:style-name="P7">(Ya Tuhan kami, janganlah Engkau jadikan hati kami condong kepada kesesatan sesudah Engkau beri petunjuk kepada kami, dan karuniakanlah kepada kami rahmat dari sisi Engkau; karena sesungguhnya Engkau-lah Maha Pemberi (karunia))</text:p>
            </text:list-item>
          </text:list>
        </text:list-item>
        <text:list-item>
          <text:p text:style-name="P6">Ditimpa penyakit:</text:p>
          <text:list>
            <text:list-header>
              <text:p text:style-name="P6"><text:s/>أَنِّي مَسَّنِيَ الضُّرُّ وَأَنْتَ أَرْحَمُ الرَّاحِمِينَ</text:p>
            </text:list-header>
            <text:list-item>
              <text:p text:style-name="P7">((Ya Tuhanku), sesungguhnya aku telah ditimpa penyakit dan Engkau adalah Tuhan Yang Maha Penyayang di antara semua penyayang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08:59:05.642987275</meta:creation-date>
    <dc:date>2020-05-19T09:04:01.351910617</dc:date>
    <meta:editing-duration>PT4M58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1" meta:paragraph-count="23" meta:word-count="250" meta:character-count="1573" meta:non-whitespace-character-count="1358"/>
  </office:meta>
</office:document-meta>
</file>